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cac" officeooo:paragraph-rsid="00010cac"/>
    </style:style>
    <style:style style:name="P2" style:family="paragraph" style:parent-style-name="Standard">
      <style:paragraph-properties fo:text-align="center" style:justify-single-word="false"/>
      <style:text-properties officeooo:rsid="00010cac" officeooo:paragraph-rsid="00010cac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10cac" officeooo:paragraph-rsid="00010cac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10cac" officeooo:paragraph-rsid="00010cac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officeooo:paragraph-rsid="000473ba" style:font-size-asian="15pt" style:font-size-complex="15pt"/>
    </style:style>
    <style:style style:name="P8" style:family="paragraph" style:parent-style-name="Title">
      <style:text-properties style:font-name="Abyssinica SIL"/>
    </style:style>
    <style:style style:name="T1" style:family="text">
      <style:text-properties style:font-name="Liberation Serif1"/>
    </style:style>
    <style:style style:name="T2" style:family="text">
      <style:text-properties officeooo:rsid="00047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s: Marcos, Gustavo, Guilherme, Ricardo, Daniel <text:s text:c="16"/>2:C <text:s text:c="14"/>N:12,8,9,19,4</text:p>
      <text:p text:style-name="P2"/>
      <text:p text:style-name="P1"/>
      <text:p text:style-name="P1"/>
      <text:p text:style-name="P1"/>
      <text:p text:style-name="P8">TRABALHO MAT II AULA 2</text:p>
      <text:p text:style-name="P3"/>
      <text:p text:style-name="P5"/>
      <text:p text:style-name="P5"/>
      <text:p text:style-name="P6">·1Quando digitamos algo e clicamos enter ele irá executar o comando o palavra-chave digitada, ao usaras aspas, simples ou duplas, ele não irá mudar nada, somente quando estiver dentro uma da outra, ele irá</text:p>
      <text:p text:style-name="P6">executar da mesma forma.</text:p>
      <text:p text:style-name="P6"/>
      <text:p text:style-name="P6"/>
      <text:p text:style-name="P7">2 – A função do querySelector() é selecionar o elemento dentro da pagina</text:p>
      <text:p text:style-name="P7">HTML, usando classes ou</text:p>
      <text:p text:style-name="P6">identificadores.</text:p>
      <text:p text:style-name="P6"/>
      <text:p text:style-name="P6"/>
      <text:p text:style-name="P6">3 – Ele irá retornar o elemento HTML, com as propriedades e metodos você pode manipula-lo.</text:p>
      <text:p text:style-name="P6"/>
      <text:p text:style-name="P6"/>
      <text:p text:style-name="P6">4 – Ele retornou o elemento HTML, para ser mais exato, um botão.</text:p>
      <text:p text:style-name="P6"/>
      <text:p text:style-name="P6"/>
      <text:p text:style-name="P6"/>
      <text:p text:style-name="P6">5 – Escolhi duas tags dentro do HTML, body e uma “div”, que quando clica<text:span text:style-name="T2">do </text:span>ele irá mudar o tema dapagina, para escuro ou claro, quando selecionei o “body”, ele apareceu tudo que estava dentro do “body”,</text:p>
      <text:p text:style-name="P6">e a “div” foi basicamente a mesma coisa, mudando somente as propriedades e meto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08:07:55.863855186</meta:creation-date>
    <dc:date>2023-09-18T08:29:26.794990919</dc:date>
    <meta:editing-duration>PT50S</meta:editing-duration>
    <meta:editing-cycles>1</meta:editing-cycles>
    <meta:document-statistic meta:table-count="0" meta:image-count="0" meta:object-count="0" meta:page-count="1" meta:paragraph-count="11" meta:word-count="145" meta:character-count="900" meta:non-whitespace-character-count="732"/>
    <meta:generator>LibreOffice/6.4.7.2$Linux_X86_64 LibreOffice_project/40$Build-2</meta:generator>
  </office:meta>
</office:document-meta>
</file>